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65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duino123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ime [s]</text:p>
          </table:table-cell>
          <table:table-cell office:value-type="string" calcext:value-type="string">
            <text:p><text:s/>Analyzer Name</text:p>
          </table:table-cell>
          <table:table-cell office:value-type="string" calcext:value-type="string">
            <text:p><text:s/>Decoded Protocol Result</text:p>
          </table:table-cell>
          <table:table-cell table:number-columns-repeated="4"/>
        </table:table-row>
        <table:table-row table:style-name="ro1">
          <table:table-cell office:value-type="float" office:value="0.000014666666667" calcext:value-type="float">
            <text:p>1.4666666667E-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'224' (0xE0)] + ACK</text:p>
          </table:table-cell>
          <table:table-cell table:number-columns-repeated="4"/>
        </table:table-row>
        <table:table-row table:style-name="ro1">
          <table:table-cell office:value-type="float" office:value="0.000109916666667" calcext:value-type="float">
            <text:p>0.00010991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! (0x21) + ACK</text:p>
          </table:table-cell>
          <table:table-cell table:number-columns-repeated="4"/>
        </table:table-row>
        <table:table-row table:style-name="ro1">
          <table:table-cell office:value-type="float" office:value="0.000239666666667" calcext:value-type="float">
            <text:p>0.00023966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'224' (0xE0)] + ACK</text:p>
          </table:table-cell>
          <table:table-cell table:number-columns-repeated="4"/>
        </table:table-row>
        <table:table-row table:style-name="ro1">
          <table:table-cell office:value-type="float" office:value="0.000334833333333" calcext:value-type="float">
            <text:p>0.00033483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29' (0x81) + ACK</text:p>
          </table:table-cell>
          <table:table-cell table:number-columns-repeated="4"/>
        </table:table-row>
        <table:table-row table:style-name="ro1">
          <table:table-cell office:value-type="float" office:value="0.000464583333333" calcext:value-type="float">
            <text:p>0.00046458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'224' (0xE0)] + ACK</text:p>
          </table:table-cell>
          <table:table-cell table:number-columns-repeated="4"/>
        </table:table-row>
        <table:table-row table:style-name="ro1">
          <table:table-cell office:value-type="float" office:value="0.000559833333333" calcext:value-type="float">
            <text:p>0.00055983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39' (0xEF) + ACK</text:p>
          </table:table-cell>
          <table:table-cell table:number-columns-repeated="4"/>
        </table:table-row>
        <table:table-row table:style-name="ro1">
          <table:table-cell office:value-type="float" office:value="0.000764666666667" calcext:value-type="float">
            <text:p>0.000764666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 Write to ['224' (0xE0)] + ACK</text:p>
          </table:table-cell>
          <table:table-cell table:number-columns-repeated="4"/>
        </table:table-row>
        <table:table-row table:style-name="ro1">
          <table:table-cell office:value-type="float" office:value="0.000859833333333" calcext:value-type="float">
            <text:p>0.00085983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 (0x00) + ACK</text:p>
          </table:table-cell>
          <table:table-cell table:number-columns-repeated="4"/>
        </table:table-row>
        <table:table-row table:style-name="ro1">
          <table:table-cell office:value-type="float" office:value="0.0009545" calcext:value-type="float">
            <text:p>0.0009545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6' (0x06) + ACK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x0600</text:p>
          </table:table-cell>
        </table:table-row>
        <table:table-row table:style-name="ro1">
          <table:table-cell office:value-type="float" office:value="0.00104925" calcext:value-type="float">
            <text:p>0.00104925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0.001143916666667" calcext:value-type="float">
            <text:p>0.0011439167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[ (0x5B) + ACK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x5B00</text:p>
          </table:table-cell>
        </table:table-row>
        <table:table-row table:style-name="ro1">
          <table:table-cell office:value-type="float" office:value="0.001238666666667" calcext:value-type="float">
            <text:p>0.0012386667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0.001333333333333" calcext:value-type="float">
            <text:p>0.001333333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' (0x02) + ACK</text:p>
          </table:table-cell>
          <table:table-cell office:value-type="string" calcext:value-type="string">
            <text:p>'0' (0x00) + ACK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table-cell office:value-type="float" office:value="0.001428083333333" calcext:value-type="float">
            <text:p>0.0014280833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0.001522833333333" calcext:value-type="float">
            <text:p>0.0015228333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O (0x4F) + ACK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x4F00</text:p>
          </table:table-cell>
        </table:table-row>
        <table:table-row table:style-name="ro1">
          <table:table-cell office:value-type="float" office:value="0.0016175" calcext:value-type="float">
            <text:p>0.0016175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0.00171225" calcext:value-type="float">
            <text:p>0.00171225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f (0x66) + ACK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x0F00</text:p>
          </table:table-cell>
        </table:table-row>
        <table:table-row table:style-name="ro1">
          <table:table-cell office:value-type="float" office:value="0.001807" calcext:value-type="float">
            <text:p>0.001807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0.001901666666667" calcext:value-type="float">
            <text:p>0.0019016667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table-cell office:value-type="float" office:value="0.00199625" calcext:value-type="float">
            <text:p>0.00199625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0.002091" calcext:value-type="float">
            <text:p>0.002091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table-cell office:value-type="float" office:value="0.00218575" calcext:value-type="float">
            <text:p>0.00218575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0.002280416666667" calcext:value-type="float">
            <text:p>0.0022804167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table-cell office:value-type="float" office:value="0.002375166666667" calcext:value-type="float">
            <text:p>0.0023751667</text:p>
          </table:table-cell>
          <table:table-cell office:value-type="string" calcext:value-type="string">
            <text:p>I2C</text:p>
          </table:table-cell>
          <table:table-cell table:number-columns-repeated="2" office:value-type="string" calcext:value-type="string">
            <text:p>'0' (0x00) + ACK</text:p>
          </table:table-cell>
          <table:table-cell/>
          <table:table-cell office:value-type="string" calcext:value-type="string">
            <text:p>l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2T18:34:47.784634233</dc:date>
    <meta:editing-duration>PT2M49S</meta:editing-duration>
    <meta:editing-cycles>1</meta:editing-cycles>
    <meta:document-statistic meta:table-count="1" meta:cell-count="115" meta:object-count="0"/>
    <meta:generator>LibreOffice/5.1.6.2$Linux_X86_64 LibreOffice_project/10m0$Build-2</meta:generator>
  </office:meta>
</office:document-meta>
</file>